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6.49pt"/>
    </style:style>
    <style:style style:name="co2" style:family="table-column">
      <style:table-column-properties fo:break-before="auto" style:column-width="472.51pt"/>
    </style:style>
    <style:style style:name="co3" style:family="table-column">
      <style:table-column-properties fo:break-before="auto" style:column-width="301.49pt"/>
    </style:style>
    <style:style style:name="co4" style:family="table-column">
      <style:table-column-properties fo:break-before="auto" style:column-width="238.51pt"/>
    </style:style>
    <style:style style:name="co5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www.wsis-award.org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www.bytesforall.net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www.voicebd.org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fundacionimagen.org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ibidem.org.br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www.redeslivres.org.br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br.okfn.org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www.hanselmedia.com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www.karisma.org.co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s://www.codigosur.org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sflc.in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www.smex.org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bisac.eu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sinarproject.org/en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www.r3d.mx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sontusdatos.org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digitalrightsfoundation.pk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mediamatters.pk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tedic.org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www.hiperderecho.org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s://nowoczesnapolska.org.pl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www.apti.ro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fxi.org.za/home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www.siyafundactc.org.za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tech4agri.com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www.cipesa.org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communicationwithoutborders.wordpress.com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www.ifreedomuganda.net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i-africa.net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s://unwantedwitness.or.ug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wougnet.org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s://www.calyxinstitute.org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>
        <style:hyperlink xlink:href="http://www.accesolibre.org.ve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If you would like to suggest organisations to be added to this list, please email contact@webfoundation.org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his list of organisations was included in an open letter from internet inventor, Sir Tim Berners-Lee, available here: http://bit.ly/hpbdweb</text:p>
          </table:table-cell>
          <table:table-cell table:style-name="ce8" table:number-columns-repeated="3"/>
          <table:table-cell table:style-name="ce5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Organisation</text:p>
          </table:table-cell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Twitt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rgentina</text:p>
          </table:table-cell>
          <table:table-cell table:style-name="ce9" office:value-type="string" calcext:value-type="string">
            <text:p>Fundación Vía Libre</text:p>
          </table:table-cell>
          <table:table-cell table:style-name="ce13" office:value-type="string" calcext:value-type="string">
            <text:p><text:a xlink:href="http://www.vialibre.org.ar/" xlink:type="simple">http://www.vialibre.org.ar/</text:a></text:p>
          </table:table-cell>
          <table:table-cell table:style-name="ce13" office:value-type="string" calcext:value-type="string">
            <text:p><text:a xlink:href="https://twitter.com/FViaLibre" xlink:type="simple">https://twitter.com/FViaLibre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rgentina</text:p>
          </table:table-cell>
          <table:table-cell table:style-name="ce10" office:value-type="string" calcext:value-type="string">
            <text:p>ADC Digital</text:p>
          </table:table-cell>
          <table:table-cell table:style-name="ce14" office:value-type="string" calcext:value-type="string">
            <text:p><text:a xlink:href="https://adcdigital.org.ar/" xlink:type="simple">https://adcdigital.org.ar/</text:a></text:p>
          </table:table-cell>
          <table:table-cell table:style-name="ce49" office:value-type="string" calcext:value-type="string">
            <text:p><text:a xlink:href="https://twitter.com/ADC_derechos" xlink:type="simple">https://twitter.com/ADC_derecho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sia &amp; South Pacific</text:p>
          </table:table-cell>
          <table:table-cell table:style-name="ce10" office:value-type="string" calcext:value-type="string">
            <text:p>Engage Media</text:p>
          </table:table-cell>
          <table:table-cell table:style-name="ce14" office:value-type="string" calcext:value-type="string">
            <text:p><text:a xlink:href="https://www.engagemedia.org/" xlink:type="simple">https://www.engagemedia.org/</text:a></text:p>
          </table:table-cell>
          <table:table-cell table:style-name="ce49" office:value-type="string" calcext:value-type="string">
            <text:p><text:a xlink:href="https://twitter.com/EngageMedia" xlink:type="simple">https://twitter.com/EngageMedia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ustralia</text:p>
          </table:table-cell>
          <table:table-cell table:style-name="ce10" office:value-type="string" calcext:value-type="string">
            <text:p>Digital Rights Watch</text:p>
          </table:table-cell>
          <table:table-cell table:style-name="ce14" office:value-type="string" calcext:value-type="string">
            <text:p><text:a xlink:href="http://digitalrightswatch.org.au/" xlink:type="simple">http://digitalrightswatch.org.au/</text:a></text:p>
          </table:table-cell>
          <table:table-cell table:style-name="ce49" office:value-type="string" calcext:value-type="string">
            <text:p><text:a xlink:href="https://twitter.com/drwaus" xlink:type="simple">https://twitter.com/drwau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ustria</text:p>
          </table:table-cell>
          <table:table-cell table:style-name="ce10" office:value-type="string" calcext:value-type="string">
            <text:p>World Summit Award</text:p>
          </table:table-cell>
          <table:table-cell table:style-name="ce15" table:formula="of:=HYPERLINK(&quot;http://www.wsis-award.org/&quot;;&quot;http://www.wsis-award.org/ &quot;)" office:value-type="string" office:string-value="http://www.wsis-award.org/" calcext:value-type="string">
            <text:p>http://www.wsis-award.org/</text:p>
          </table:table-cell>
          <table:table-cell table:style-name="ce49" office:value-type="string" calcext:value-type="string">
            <text:p><text:a xlink:href="https://twitter.com/WSAoffice" xlink:type="simple">https://twitter.com/WSAoffice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Bangladesh</text:p>
          </table:table-cell>
          <table:table-cell table:style-name="ce10" office:value-type="string" calcext:value-type="string">
            <text:p>Bytesforall Bangladesh</text:p>
          </table:table-cell>
          <table:table-cell table:style-name="ce16" table:formula="of:=HYPERLINK(&quot;http://www.bytesforall.net/&quot;;&quot;http://www.bytesforall.net/ &quot;)" office:value-type="string" office:string-value="http://www.bytesforall.net/" calcext:value-type="string">
            <text:p>http://www.bytesforall.net/</text:p>
          </table:table-cell>
          <table:table-cell table:style-name="ce50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Bangladesh</text:p>
          </table:table-cell>
          <table:table-cell table:style-name="ce10" office:value-type="string" calcext:value-type="string">
            <text:p>VOICE</text:p>
          </table:table-cell>
          <table:table-cell table:style-name="ce17" table:formula="of:=HYPERLINK(&quot;http://www.voicebd.org/&quot;;&quot;http://www.voicebd.org/ &quot;)" office:value-type="string" office:string-value="http://www.voicebd.org/" calcext:value-type="string">
            <text:p>http://www.voicebd.org/</text:p>
          </table:table-cell>
          <table:table-cell table:style-name="ce51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larus</text:p>
          </table:table-cell>
          <table:table-cell table:style-name="ce9" office:value-type="string" calcext:value-type="string">
            <text:p>Falanster</text:p>
          </table:table-cell>
          <table:table-cell table:style-name="ce13" office:value-type="string" calcext:value-type="string">
            <text:p><text:a xlink:href="http://falanster.by/" xlink:type="simple">http://falanster.by/</text:a></text:p>
          </table:table-cell>
          <table:table-cell table:style-name="ce13" office:value-type="string" calcext:value-type="string">
            <text:p><text:a xlink:href="https://twitter.com/falanster_by" xlink:type="simple">https://twitter.com/falanster_by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lgium</text:p>
          </table:table-cell>
          <table:table-cell table:style-name="ce9" office:value-type="string" calcext:value-type="string">
            <text:p>EDRi - European Digital Rights</text:p>
          </table:table-cell>
          <table:table-cell table:style-name="ce13" office:value-type="string" calcext:value-type="string">
            <text:p><text:a xlink:href="https://edri.org/" xlink:type="simple">https://edri.org/</text:a></text:p>
          </table:table-cell>
          <table:table-cell table:style-name="ce23" office:value-type="string" calcext:value-type="string">
            <text:p><text:a xlink:href="https://twitter.com/edri" xlink:type="simple">https://twitter.com/edri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Bolivia</text:p>
          </table:table-cell>
          <table:table-cell table:style-name="ce10" office:value-type="string" calcext:value-type="string">
            <text:p>Fundación Imagen</text:p>
          </table:table-cell>
          <table:table-cell table:style-name="ce18" table:formula="of:=HYPERLINK(&quot;http://fundacionimagen.org/&quot;;&quot;http://fundacionimagen.org/ &quot;)" office:value-type="string" office:string-value="http://fundacionimagen.org/" calcext:value-type="string">
            <text:p>http://fundacionimagen.org/</text:p>
          </table:table-cell>
          <table:table-cell table:style-name="ce49" office:value-type="string" calcext:value-type="string">
            <text:p><text:a xlink:href="https://twitter.com/fibolivia" xlink:type="simple">https://twitter.com/fibolivia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Bosnia</text:p>
          </table:table-cell>
          <table:table-cell table:style-name="ce10" office:value-type="string" calcext:value-type="string">
            <text:p>One World Platform</text:p>
          </table:table-cell>
          <table:table-cell table:style-name="ce14" office:value-type="string" calcext:value-type="string">
            <text:p><text:a xlink:href="https://oneworldplatform.net/" xlink:type="simple">https://oneworldplatform.net/</text:a></text:p>
          </table:table-cell>
          <table:table-cell table:style-name="ce52" office:value-type="string" calcext:value-type="string">
            <text:p><text:a xlink:href="https://twitter.com/owplatform" xlink:type="simple">https://twitter.com/owplatform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Brazil</text:p>
          </table:table-cell>
          <table:table-cell table:style-name="ce10" office:value-type="string" calcext:value-type="string">
            <text:p>Instituto Beta para Internet e Democracia (IBIDEM) </text:p>
          </table:table-cell>
          <table:table-cell table:style-name="ce19" table:formula="of:=HYPERLINK(&quot;http://ibidem.org.br/&quot;;&quot;http://ibidem.org.br/ &quot;)" office:value-type="string" office:string-value="http://ibidem.org.br/" calcext:value-type="string">
            <text:p>http://ibidem.org.br/</text:p>
          </table:table-cell>
          <table:table-cell table:style-name="ce52" office:value-type="string" calcext:value-type="string">
            <text:p><text:a xlink:href="https://twitter.com/institutobeta" xlink:type="simple">https://twitter.com/institutobeta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razil</text:p>
          </table:table-cell>
          <table:table-cell table:style-name="ce9" office:value-type="string" calcext:value-type="string">
            <text:p>ITS Rio - Institute for Technology &amp; Society</text:p>
          </table:table-cell>
          <table:table-cell table:style-name="ce13" office:value-type="string" calcext:value-type="string">
            <text:p><text:a xlink:href="http://itsrio.org/en" xlink:type="simple">http://itsrio.org/en</text:a></text:p>
          </table:table-cell>
          <table:table-cell table:style-name="ce23" office:value-type="string" calcext:value-type="string">
            <text:p><text:a xlink:href="https://twitter.com/itsriodejaneiro" xlink:type="simple">https://twitter.com/itsriodejaneiro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Brazil</text:p>
          </table:table-cell>
          <table:table-cell table:style-name="ce10" office:value-type="string" calcext:value-type="string">
            <text:p>Movimento de Espectro Livre</text:p>
          </table:table-cell>
          <table:table-cell table:style-name="ce20" table:formula="of:=HYPERLINK(&quot;http://www.redeslivres.org.br&quot;;&quot;www.redeslivres.org.br&quot;)" office:value-type="string" office:string-value="www.redeslivres.org.br" calcext:value-type="string">
            <text:p>www.redeslivres.org.br</text:p>
          </table:table-cell>
          <table:table-cell table:style-name="ce49" office:value-type="string" calcext:value-type="string">
            <text:p><text:a xlink:href="https://twitter.com/ibebrasil" xlink:type="simple">https://twitter.com/ibebrasil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Brazil</text:p>
          </table:table-cell>
          <table:table-cell table:style-name="ce10" office:value-type="string" calcext:value-type="string">
            <text:p>Open Knowledge Foundation Brasil</text:p>
          </table:table-cell>
          <table:table-cell table:style-name="ce21" table:formula="of:=HYPERLINK(&quot;http://br.okfn.org/&quot;;&quot;http://br.okfn.org/ &quot;)" office:value-type="string" office:string-value="http://br.okfn.org/" calcext:value-type="string">
            <text:p>http://br.okfn.org/</text:p>
          </table:table-cell>
          <table:table-cell table:style-name="ce49" office:value-type="string" calcext:value-type="string">
            <text:p><text:a xlink:href="https://twitter.com/okfnbr" xlink:type="simple">https://twitter.com/okfnbr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Brazil</text:p>
          </table:table-cell>
          <table:table-cell table:style-name="ce10" office:value-type="string" calcext:value-type="string">
            <text:p>CTS/FGV</text:p>
          </table:table-cell>
          <table:table-cell table:style-name="ce14" office:value-type="string" calcext:value-type="string">
            <text:p><text:a xlink:href="http://direitorio.fgv.br/cts" xlink:type="simple">http://direitorio.fgv.br/cts</text:a></text:p>
          </table:table-cell>
          <table:table-cell table:style-name="ce49" office:value-type="string" calcext:value-type="string">
            <text:p><text:a xlink:href="https://twitter.com/cts_fgv" xlink:type="simple">https://twitter.com/cts_fgv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ameroon</text:p>
          </table:table-cell>
          <table:table-cell table:style-name="ce10" office:value-type="string" calcext:value-type="string">
            <text:p>Hansel Media</text:p>
          </table:table-cell>
          <table:table-cell table:style-name="ce22" table:formula="of:=HYPERLINK(&quot;http://www.hanselmedia.com/&quot;;&quot;http://www.hanselmedia.com/ &quot;)" office:value-type="string" office:string-value="http://www.hanselmedia.com/" calcext:value-type="string">
            <text:p>http://www.hanselmedia.com/</text:p>
          </table:table-cell>
          <table:table-cell table:style-name="ce49" office:value-type="string" calcext:value-type="string">
            <text:p><text:a xlink:href="https://twitter.com/hanselmedia" xlink:type="simple">https://twitter.com/hanselmedia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anada</text:p>
          </table:table-cell>
          <table:table-cell table:style-name="ce11" office:value-type="string" calcext:value-type="string">
            <text:p>Women in Global Science and Technology (WISAT)</text:p>
          </table:table-cell>
          <table:table-cell table:style-name="ce23" office:value-type="string" calcext:value-type="string">
            <text:p><text:a xlink:href="http://www.wisat.org/" xlink:type="simple">http://www.wisat.org/</text:a></text:p>
          </table:table-cell>
          <table:table-cell table:style-name="ce53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lombia</text:p>
          </table:table-cell>
          <table:table-cell table:style-name="ce9" office:value-type="string" calcext:value-type="string">
            <text:p>Fundacion Karisma</text:p>
          </table:table-cell>
          <table:table-cell table:style-name="ce24" table:formula="of:=HYPERLINK(&quot;http://www.karisma.org.co&quot;;&quot;http://www.karisma.org.co&quot;)" office:value-type="string" office:string-value="http://www.karisma.org.co" calcext:value-type="string">
            <text:p>http://www.karisma.org.co</text:p>
          </table:table-cell>
          <table:table-cell table:style-name="ce13" office:value-type="string" calcext:value-type="string">
            <text:p><text:a xlink:href="https://twitter.com/Karisma" xlink:type="simple">https://twitter.com/Karisma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osta Rica</text:p>
          </table:table-cell>
          <table:table-cell table:style-name="ce10" office:value-type="string" calcext:value-type="string">
            <text:p>Código Sur SC</text:p>
          </table:table-cell>
          <table:table-cell table:style-name="ce25" table:formula="of:=HYPERLINK(&quot;https://www.codigosur.org&quot;;&quot;https://www.codigosur.org &quot;)" office:value-type="string" office:string-value="https://www.codigosur.org" calcext:value-type="string">
            <text:p>https://www.codigosur.org</text:p>
          </table:table-cell>
          <table:table-cell table:style-name="ce49" office:value-type="string" calcext:value-type="string">
            <text:p><text:a xlink:href="https://twitter.com/Codigo_Sur" xlink:type="simple">https://twitter.com/Codigo_Sur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ast Africa</text:p>
          </table:table-cell>
          <table:table-cell table:style-name="ce11" office:value-type="string" calcext:value-type="string">
            <text:p>Digital Empowerment Initiative for Eastern Africa (DEIEA) </text:p>
          </table:table-cell>
          <table:table-cell table:style-name="ce23" office:value-type="string" calcext:value-type="string">
            <text:p><text:a xlink:href="http://www.deiea.net/" xlink:type="simple">http://www.deiea.net/</text:a></text:p>
          </table:table-cell>
          <table:table-cell table:style-name="ce23" office:value-type="string" calcext:value-type="string">
            <text:p><text:a xlink:href="https://twitter.com/DEIEA_ICT_EA" xlink:type="simple">https://twitter.com/DEIEA_ICT_EA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gypt</text:p>
          </table:table-cell>
          <table:table-cell table:style-name="ce11" office:value-type="string" calcext:value-type="string">
            <text:p>Arab Digital Expression Foundation</text:p>
          </table:table-cell>
          <table:table-cell table:style-name="ce23" office:value-type="string" calcext:value-type="string">
            <text:p><text:a xlink:href="https://arabdigitalexpression.org/" xlink:type="simple">https://arabdigitalexpression.org/</text:a></text:p>
          </table:table-cell>
          <table:table-cell table:style-name="ce23" office:value-type="string" calcext:value-type="string">
            <text:p><text:a xlink:href="https://twitter.com/ArabExpression" xlink:type="simple">https://twitter.com/ArabExpression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rance</text:p>
          </table:table-cell>
          <table:table-cell table:style-name="ce11" office:value-type="string" calcext:value-type="string">
            <text:p>Internet Sans Frontieres</text:p>
          </table:table-cell>
          <table:table-cell table:style-name="ce23" office:value-type="string" calcext:value-type="string">
            <text:p><text:a xlink:href="http://internetwithoutborders.org/fr/" xlink:type="simple">http://internetwithoutborders.org/fr/</text:a></text:p>
          </table:table-cell>
          <table:table-cell table:style-name="ce23" office:value-type="string" calcext:value-type="string">
            <text:p><text:a xlink:href="https://twitter.com/internet_sf" xlink:type="simple">https://twitter.com/internet_sf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rance</text:p>
          </table:table-cell>
          <table:table-cell table:style-name="ce11" office:value-type="string" calcext:value-type="string">
            <text:p>La Quadrature du Net</text:p>
          </table:table-cell>
          <table:table-cell table:style-name="ce23" office:value-type="string" calcext:value-type="string">
            <text:p><text:a xlink:href="https://www.laquadrature.net/" xlink:type="simple">https://www.laquadrature.net/</text:a></text:p>
          </table:table-cell>
          <table:table-cell table:style-name="ce23" office:value-type="string" calcext:value-type="string">
            <text:p><text:a xlink:href="https://twitter.com/laquadrature" xlink:type="simple">https://twitter.com/laquadrature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ermany</text:p>
          </table:table-cell>
          <table:table-cell table:style-name="ce11" office:value-type="string" calcext:value-type="string">
            <text:p>Open Knowledge Foundation Germany</text:p>
          </table:table-cell>
          <table:table-cell table:style-name="ce23" office:value-type="string" calcext:value-type="string">
            <text:p><text:a xlink:href="https://okfn.de/" xlink:type="simple">https://okfn.de/</text:a></text:p>
          </table:table-cell>
          <table:table-cell table:style-name="ce23" office:value-type="string" calcext:value-type="string">
            <text:p><text:a xlink:href="https://twitter.com/okfde" xlink:type="simple">https://twitter.com/okfde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ermany</text:p>
          </table:table-cell>
          <table:table-cell table:style-name="ce11" office:value-type="string" calcext:value-type="string">
            <text:p>Tactical Tech</text:p>
          </table:table-cell>
          <table:table-cell table:style-name="ce23" office:value-type="string" calcext:value-type="string">
            <text:p><text:a xlink:href="https://tacticaltech.org/" xlink:type="simple">https://tacticaltech.org/</text:a></text:p>
          </table:table-cell>
          <table:table-cell table:style-name="ce23" office:value-type="string" calcext:value-type="string">
            <text:p><text:a xlink:href="https://twitter.com/Info_Activism" xlink:type="simple">https://twitter.com/Info_Activism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ermany</text:p>
          </table:table-cell>
          <table:table-cell table:style-name="ce11" office:value-type="string" calcext:value-type="string">
            <text:p>Ecobytes</text:p>
          </table:table-cell>
          <table:table-cell table:style-name="ce23" office:value-type="string" calcext:value-type="string">
            <text:p><text:a xlink:href="https://ecobytes.net/" xlink:type="simple">https://ecobytes.net/</text:a></text:p>
          </table:table-cell>
          <table:table-cell table:style-name="ce23" office:value-type="string" calcext:value-type="string">
            <text:p><text:a xlink:href="https://twitter.com/ecobytes" xlink:type="simple">https://twitter.com/ecobytes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hana</text:p>
          </table:table-cell>
          <table:table-cell table:style-name="ce11" office:value-type="string" calcext:value-type="string">
            <text:p>Africa ICT Right</text:p>
          </table:table-cell>
          <table:table-cell table:style-name="ce23" office:value-type="string" calcext:value-type="string">
            <text:p><text:a xlink:href="http://africaictright.org/" xlink:type="simple">http://africaictright.org/</text:a></text:p>
          </table:table-cell>
          <table:table-cell table:style-name="ce23" office:value-type="string" calcext:value-type="string">
            <text:p><text:a xlink:href="https://twitter.com/africaictright" xlink:type="simple">https://twitter.com/africaictright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hana</text:p>
          </table:table-cell>
          <table:table-cell table:style-name="ce11" office:value-type="string" calcext:value-type="string">
            <text:p>PenPlusBytes</text:p>
          </table:table-cell>
          <table:table-cell table:style-name="ce23" office:value-type="string" calcext:value-type="string">
            <text:p><text:a xlink:href="http://www.penplusbytes.org/" xlink:type="simple">http://www.penplusbytes.org/</text:a></text:p>
          </table:table-cell>
          <table:table-cell table:style-name="ce23" office:value-type="string" calcext:value-type="string">
            <text:p><text:a xlink:href="https://twitter.com/penplusbytes" xlink:type="simple">https://twitter.com/penplusbytes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lobal</text:p>
          </table:table-cell>
          <table:table-cell table:style-name="ce9" office:value-type="string" calcext:value-type="string">
            <text:p>Access</text:p>
          </table:table-cell>
          <table:table-cell table:style-name="ce13" office:value-type="string" calcext:value-type="string">
            <text:p><text:a xlink:href="https://www.accessnow.org/" xlink:type="simple">https://www.accessnow.org/</text:a></text:p>
          </table:table-cell>
          <table:table-cell table:style-name="ce23" office:value-type="string" calcext:value-type="string">
            <text:p><text:a xlink:href="https://twitter.com/accessnow" xlink:type="simple">https://twitter.com/accessnow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lobal</text:p>
          </table:table-cell>
          <table:table-cell table:style-name="ce9" office:value-type="string" calcext:value-type="string">
            <text:p>Association for Progressive Communications (APC)</text:p>
          </table:table-cell>
          <table:table-cell table:style-name="ce13" office:value-type="string" calcext:value-type="string">
            <text:p><text:a xlink:href="https://www.apc.org/" xlink:type="simple">https://www.apc.org/</text:a></text:p>
          </table:table-cell>
          <table:table-cell table:style-name="ce23" office:value-type="string" calcext:value-type="string">
            <text:p><text:a xlink:href="https://twitter.com/apc_news" xlink:type="simple">https://twitter.com/apc_news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lobal</text:p>
          </table:table-cell>
          <table:table-cell table:style-name="ce9" office:value-type="string" calcext:value-type="string">
            <text:p>Article 19</text:p>
          </table:table-cell>
          <table:table-cell table:style-name="ce13" office:value-type="string" calcext:value-type="string">
            <text:p><text:a xlink:href="http://www.article19.org/" xlink:type="simple">http://www.article19.org/</text:a></text:p>
          </table:table-cell>
          <table:table-cell table:style-name="ce23" office:value-type="string" calcext:value-type="string">
            <text:p><text:a xlink:href="https://www.article19.org/" xlink:type="simple">https://www.article19.org/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lobal</text:p>
          </table:table-cell>
          <table:table-cell table:style-name="ce9" office:value-type="string" calcext:value-type="string">
            <text:p>Global Voices Online</text:p>
          </table:table-cell>
          <table:table-cell table:style-name="ce13" office:value-type="string" calcext:value-type="string">
            <text:p><text:a xlink:href="http://advocacy.globalvoicesonline.org/" xlink:type="simple">http://advocacy.globalvoicesonline.org/</text:a></text:p>
          </table:table-cell>
          <table:table-cell table:style-name="ce23" office:value-type="string" calcext:value-type="string">
            <text:p><text:a xlink:href="https://twitter.com/Advox" xlink:type="simple">https://twitter.com/Advox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lobal</text:p>
          </table:table-cell>
          <table:table-cell table:style-name="ce9" office:value-type="string" calcext:value-type="string">
            <text:p>Mozilla Foundation</text:p>
          </table:table-cell>
          <table:table-cell table:style-name="ce13" office:value-type="string" calcext:value-type="string">
            <text:p><text:a xlink:href="https://www.mozilla.org/" xlink:type="simple">https://www.mozilla.org/ </text:a></text:p>
          </table:table-cell>
          <table:table-cell table:style-name="ce23" office:value-type="string" calcext:value-type="string">
            <text:p><text:a xlink:href="https://twitter.com/mozilla" xlink:type="simple">https://twitter.com/mozilla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lobal</text:p>
          </table:table-cell>
          <table:table-cell table:style-name="ce9" office:value-type="string" calcext:value-type="string">
            <text:p>Open Knowledge Foundation </text:p>
          </table:table-cell>
          <table:table-cell table:style-name="ce13" office:value-type="string" calcext:value-type="string">
            <text:p><text:a xlink:href="https://okfn.org/" xlink:type="simple">https://okfn.org/</text:a></text:p>
          </table:table-cell>
          <table:table-cell table:style-name="ce23" office:value-type="string" calcext:value-type="string">
            <text:p><text:a xlink:href="https://twitter.com/okfn" xlink:type="simple">https://twitter.com/okfn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lobal</text:p>
          </table:table-cell>
          <table:table-cell table:style-name="ce11" office:value-type="string" calcext:value-type="string">
            <text:p>Take Back the Tech</text:p>
          </table:table-cell>
          <table:table-cell table:style-name="ce23" office:value-type="string" calcext:value-type="string">
            <text:p><text:a xlink:href="https://www.takebackthetech.net/" xlink:type="simple">https://www.takebackthetech.net/</text:a></text:p>
          </table:table-cell>
          <table:table-cell table:style-name="ce23" office:value-type="string" calcext:value-type="string">
            <text:p><text:a xlink:href="https://twitter.com/takebackthetech" xlink:type="simple">https://twitter.com/takebackthetech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lobal</text:p>
          </table:table-cell>
          <table:table-cell table:style-name="ce11" office:value-type="string" calcext:value-type="string">
            <text:p>Internet Society</text:p>
          </table:table-cell>
          <table:table-cell table:style-name="ce23" office:value-type="string" calcext:value-type="string">
            <text:p><text:a xlink:href="https://www.internetsociety.org/" xlink:type="simple">https://www.internetsociety.org/</text:a></text:p>
          </table:table-cell>
          <table:table-cell table:style-name="ce23" office:value-type="string" calcext:value-type="string">
            <text:p><text:a xlink:href="https://twitter.com/internetsociety" xlink:type="simple">https://twitter.com/internetsociety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lobal</text:p>
          </table:table-cell>
          <table:table-cell table:style-name="ce11" office:value-type="string" calcext:value-type="string">
            <text:p>Youth for Technology Foundation</text:p>
          </table:table-cell>
          <table:table-cell table:style-name="ce23" office:value-type="string" calcext:value-type="string">
            <text:p><text:a xlink:href="http://www.youthfortechnology.org/home/" xlink:type="simple">http://www.youthfortechnology.org/home/</text:a></text:p>
          </table:table-cell>
          <table:table-cell table:style-name="ce23" office:value-type="string" calcext:value-type="string">
            <text:p><text:a xlink:href="https://twitter.com/YouthForTech" xlink:type="simple">https://twitter.com/YouthForTech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lobal</text:p>
          </table:table-cell>
          <table:table-cell table:style-name="ce11"/>
          <table:table-cell table:style-name="ce23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India</text:p>
          </table:table-cell>
          <table:table-cell table:style-name="ce11" office:value-type="string" calcext:value-type="string">
            <text:p>Center for Internet &amp; Society</text:p>
          </table:table-cell>
          <table:table-cell table:style-name="ce23" office:value-type="string" calcext:value-type="string">
            <text:p><text:a xlink:href="http://cis-india.org/" xlink:type="simple">http://cis-india.org/</text:a></text:p>
          </table:table-cell>
          <table:table-cell table:style-name="ce23" office:value-type="string" calcext:value-type="string">
            <text:p><text:a xlink:href="https://twitter.com/cis_india" xlink:type="simple">https://twitter.com/cis_india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ndia</text:p>
          </table:table-cell>
          <table:table-cell table:style-name="ce11" office:value-type="string" calcext:value-type="string">
            <text:p>Digital Empowerment Foundation</text:p>
          </table:table-cell>
          <table:table-cell table:style-name="ce23" office:value-type="string" calcext:value-type="string">
            <text:p><text:a xlink:href="https://defindia.org/" xlink:type="simple">https://defindia.org/</text:a></text:p>
          </table:table-cell>
          <table:table-cell table:style-name="ce23" office:value-type="string" calcext:value-type="string">
            <text:p><text:a xlink:href="https://twitter.com/DEFindia" xlink:type="simple">https://twitter.com/DEFindia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India</text:p>
          </table:table-cell>
          <table:table-cell table:style-name="ce9" office:value-type="string" calcext:value-type="string">
            <text:p>IT for Change</text:p>
          </table:table-cell>
          <table:table-cell table:style-name="ce13" office:value-type="string" calcext:value-type="string">
            <text:p><text:a xlink:href="http://www.itforchange.net/" xlink:type="simple">http://www.itforchange.net/</text:a></text:p>
          </table:table-cell>
          <table:table-cell table:style-name="ce53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India</text:p>
          </table:table-cell>
          <table:table-cell table:style-name="ce10" office:value-type="string" calcext:value-type="string">
            <text:p>Software Freedom Law Centre (SFLC)</text:p>
          </table:table-cell>
          <table:table-cell table:style-name="ce26" table:formula="of:=HYPERLINK(&quot;http://sflc.in/&quot;;&quot;http://sflc.in/ &quot;)" office:value-type="string" office:string-value="http://sflc.in/" calcext:value-type="string">
            <text:p>http://sflc.in/</text:p>
          </table:table-cell>
          <table:table-cell table:style-name="ce49" office:value-type="string" calcext:value-type="string">
            <text:p><text:a xlink:href="https://twitter.com/SFLCin" xlink:type="simple">https://twitter.com/SFLCin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ndia</text:p>
          </table:table-cell>
          <table:table-cell table:style-name="ce11" office:value-type="string" calcext:value-type="string">
            <text:p>Internet Freedom Foundation</text:p>
          </table:table-cell>
          <table:table-cell table:style-name="ce23" office:value-type="string" calcext:value-type="string">
            <text:p><text:a xlink:href="https://internetfreedom.in/" xlink:type="simple">https://internetfreedom.in/</text:a></text:p>
          </table:table-cell>
          <table:table-cell table:style-name="ce54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ndia</text:p>
          </table:table-cell>
          <table:table-cell table:style-name="ce12" office:value-type="string" calcext:value-type="string">
            <text:p>Swathanthra Malayalam Computing</text:p>
          </table:table-cell>
          <table:table-cell table:style-name="ce23" office:value-type="string" calcext:value-type="string">
            <text:p><text:a xlink:href="http://smc.org.in/" xlink:type="simple">http://smc.org.in/</text:a></text:p>
          </table:table-cell>
          <table:table-cell table:style-name="ce23" office:value-type="string" calcext:value-type="string">
            <text:p><text:a xlink:href="https://twitter.com/smcproject" xlink:type="simple">https://twitter.com/smcproject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ndonesia</text:p>
          </table:table-cell>
          <table:table-cell table:style-name="ce11" office:value-type="string" calcext:value-type="string">
            <text:p>Asosiasi Penyelenggara Jasa Internet Indonesia (APJII)</text:p>
          </table:table-cell>
          <table:table-cell table:style-name="ce23" office:value-type="string" calcext:value-type="string">
            <text:p><text:a xlink:href="https://www.apjii.or.id/" xlink:type="simple">https://www.apjii.or.id/</text:a></text:p>
          </table:table-cell>
          <table:table-cell table:style-name="ce23" office:value-type="string" calcext:value-type="string">
            <text:p><text:a xlink:href="https://twitter.com/APJII" xlink:type="simple">https://twitter.com/APJII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ndonesia</text:p>
          </table:table-cell>
          <table:table-cell table:style-name="ce11" office:value-type="string" calcext:value-type="string">
            <text:p>ICT Watch Indonesia </text:p>
          </table:table-cell>
          <table:table-cell table:style-name="ce23" office:value-type="string" calcext:value-type="string">
            <text:p><text:a xlink:href="http://ictwatch.id/" xlink:type="simple">http://ictwatch.id/</text:a></text:p>
          </table:table-cell>
          <table:table-cell table:style-name="ce23" office:value-type="string" calcext:value-type="string">
            <text:p><text:a xlink:href="https://twitter.com/internetsehat" xlink:type="simple">https://twitter.com/internetsehat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Italy</text:p>
          </table:table-cell>
          <table:table-cell table:style-name="ce9" office:value-type="string" calcext:value-type="string">
            <text:p>Hermes Center</text:p>
          </table:table-cell>
          <table:table-cell table:style-name="ce13" office:value-type="string" calcext:value-type="string">
            <text:p><text:a xlink:href="https://www.hermescenter.org/" xlink:type="simple">https://www.hermescenter.org/</text:a></text:p>
          </table:table-cell>
          <table:table-cell table:style-name="ce23" office:value-type="string" calcext:value-type="string">
            <text:p><text:a xlink:href="https://twitter.com/hermescenter" xlink:type="simple">https://twitter.com/hermescenter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Jordan</text:p>
          </table:table-cell>
          <table:table-cell table:style-name="ce9" office:value-type="string" calcext:value-type="string">
            <text:p>Jordan Open Source Association</text:p>
          </table:table-cell>
          <table:table-cell table:style-name="ce13" office:value-type="string" calcext:value-type="string">
            <text:p><text:a xlink:href="http://jordanopensource.org/" xlink:type="simple">http://jordanopensource.org/</text:a></text:p>
          </table:table-cell>
          <table:table-cell table:style-name="ce23" office:value-type="string" calcext:value-type="string">
            <text:p><text:a xlink:href="https://twitter.com/jo_osa" xlink:type="simple">https://twitter.com/jo_osa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enya</text:p>
          </table:table-cell>
          <table:table-cell table:style-name="ce9" office:value-type="string" calcext:value-type="string">
            <text:p>Bloggers Association of Kenya (BAKE)</text:p>
          </table:table-cell>
          <table:table-cell table:style-name="ce13" office:value-type="string" calcext:value-type="string">
            <text:p><text:a xlink:href="http://bake.co.ke/" xlink:type="simple">http://bake.co.ke/</text:a></text:p>
          </table:table-cell>
          <table:table-cell table:style-name="ce23" office:value-type="string" calcext:value-type="string">
            <text:p><text:a xlink:href="https://twitter.com/BakeKenya" xlink:type="simple">https://twitter.com/BakeKenya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ebanon</text:p>
          </table:table-cell>
          <table:table-cell table:style-name="ce10" office:value-type="string" calcext:value-type="string">
            <text:p>SMEX</text:p>
          </table:table-cell>
          <table:table-cell table:style-name="ce27" table:formula="of:=HYPERLINK(&quot;http://www.smex.org/&quot;;&quot;http://www.smex.org/ &quot;)" office:value-type="string" office:string-value="http://www.smex.org/" calcext:value-type="string">
            <text:p>http://www.smex.org/</text:p>
          </table:table-cell>
          <table:table-cell table:style-name="ce49" office:value-type="string" calcext:value-type="string">
            <text:p><text:a xlink:href="https://twitter.com/smex" xlink:type="simple">https://twitter.com/smex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ithuania</text:p>
          </table:table-cell>
          <table:table-cell table:style-name="ce10" office:value-type="string" calcext:value-type="string">
            <text:p>Baltic Information Society Analysis Centre</text:p>
          </table:table-cell>
          <table:table-cell table:style-name="ce28" table:formula="of:=HYPERLINK(&quot;http://bisac.eu/&quot;;&quot;http://bisac.eu/ &quot;)" office:value-type="string" office:string-value="http://bisac.eu/" calcext:value-type="string">
            <text:p>http://bisac.eu/</text:p>
          </table:table-cell>
          <table:table-cell table:style-name="ce49" office:value-type="string" calcext:value-type="string">
            <text:p><text:a xlink:href="https://twitter.com/bisacentre" xlink:type="simple">https://twitter.com/bisacentre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alaysia</text:p>
          </table:table-cell>
          <table:table-cell table:style-name="ce10" office:value-type="string" calcext:value-type="string">
            <text:p>Sinar Project</text:p>
          </table:table-cell>
          <table:table-cell table:style-name="ce29" table:formula="of:=HYPERLINK(&quot;http://sinarproject.org/en&quot;;&quot;http://sinarproject.org/en &quot;)" office:value-type="string" office:string-value="http://sinarproject.org/en" calcext:value-type="string">
            <text:p>http://sinarproject.org/en</text:p>
          </table:table-cell>
          <table:table-cell table:style-name="ce49" office:value-type="string" calcext:value-type="string">
            <text:p><text:a xlink:href="https://twitter.com/sinarproject" xlink:type="simple">https://twitter.com/sinarproject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exico</text:p>
          </table:table-cell>
          <table:table-cell table:style-name="ce9" office:value-type="string" calcext:value-type="string">
            <text:p>Enjambre Digital</text:p>
          </table:table-cell>
          <table:table-cell table:style-name="ce13" office:value-type="string" calcext:value-type="string">
            <text:p><text:a xlink:href="http://www.enjambre.net/en" xlink:type="simple">http://www.enjambre.net/en</text:a></text:p>
          </table:table-cell>
          <table:table-cell table:style-name="ce23" office:value-type="string" calcext:value-type="string">
            <text:p><text:a xlink:href="https://twitter.com/enjambredigital" xlink:type="simple">https://twitter.com/enjambredigital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exico</text:p>
          </table:table-cell>
          <table:table-cell table:style-name="ce10" office:value-type="string" calcext:value-type="string">
            <text:p>Red en Defensa de los Derechos Digitales (R3D)</text:p>
          </table:table-cell>
          <table:table-cell table:style-name="ce30" table:formula="of:=HYPERLINK(&quot;http://www.r3d.mx&quot;;&quot;http://www.r3d.mx &quot;)" office:value-type="string" office:string-value="http://www.r3d.mx" calcext:value-type="string">
            <text:p>http://www.r3d.mx</text:p>
          </table:table-cell>
          <table:table-cell table:style-name="ce49" office:value-type="string" calcext:value-type="string">
            <text:p><text:a xlink:href="https://twitter.com/r3dmx" xlink:type="simple">https://twitter.com/r3dmx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exico</text:p>
          </table:table-cell>
          <table:table-cell table:style-name="ce10" office:value-type="string" calcext:value-type="string">
            <text:p>SonTusDatos</text:p>
          </table:table-cell>
          <table:table-cell table:style-name="ce31" table:formula="of:=HYPERLINK(&quot;http://sontusdatos.org&quot;;&quot;http://sontusdatos.org &quot;)" office:value-type="string" office:string-value="http://sontusdatos.org" calcext:value-type="string">
            <text:p>http://sontusdatos.org</text:p>
          </table:table-cell>
          <table:table-cell table:style-name="ce49" office:value-type="string" calcext:value-type="string">
            <text:p><text:a xlink:href="https://twitter.com/sontusdatos" xlink:type="simple">https://twitter.com/sontusdatos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ozambique</text:p>
          </table:table-cell>
          <table:table-cell table:style-name="ce11" office:value-type="string" calcext:value-type="string">
            <text:p>SIITRI </text:p>
          </table:table-cell>
          <table:table-cell table:style-name="ce23" office:value-type="string" calcext:value-type="string">
            <text:p><text:a xlink:href="http://www.siitri.ac.mz/" xlink:type="simple">http://www.siitri.ac.mz/</text:a></text:p>
          </table:table-cell>
          <table:table-cell table:style-name="ce53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yanmar</text:p>
          </table:table-cell>
          <table:table-cell table:style-name="ce11" office:value-type="string" calcext:value-type="string">
            <text:p>Phandeeyar</text:p>
          </table:table-cell>
          <table:table-cell table:style-name="ce23" office:value-type="string" calcext:value-type="string">
            <text:p><text:a xlink:href="http://phandeeyar.org/" xlink:type="simple">http://phandeeyar.org/</text:a></text:p>
          </table:table-cell>
          <table:table-cell table:style-name="ce23" office:value-type="string" calcext:value-type="string">
            <text:p><text:a xlink:href="https://twitter.com/phandeeyar" xlink:type="simple">https://twitter.com/phandeeyar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Nigeria</text:p>
          </table:table-cell>
          <table:table-cell table:style-name="ce11" office:value-type="string" calcext:value-type="string">
            <text:p>Paradigm Initiative</text:p>
          </table:table-cell>
          <table:table-cell table:style-name="ce23" office:value-type="string" calcext:value-type="string">
            <text:p><text:a xlink:href="https://pinigeria.org/" xlink:type="simple">https://pinigeria.org/</text:a></text:p>
          </table:table-cell>
          <table:table-cell table:style-name="ce23" office:value-type="string" calcext:value-type="string">
            <text:p><text:a xlink:href="https://twitter.com/paradigmhq" xlink:type="simple">https://twitter.com/paradigmhq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akistan</text:p>
          </table:table-cell>
          <table:table-cell table:style-name="ce10" office:value-type="string" calcext:value-type="string">
            <text:p>Digital Rights Foundation</text:p>
          </table:table-cell>
          <table:table-cell table:style-name="ce32" table:formula="of:=HYPERLINK(&quot;http://digitalrightsfoundation.pk/&quot;;&quot;http://digitalrightsfoundation.pk/ &quot;)" office:value-type="string" office:string-value="http://digitalrightsfoundation.pk/" calcext:value-type="string">
            <text:p>http://digitalrightsfoundation.pk/</text:p>
          </table:table-cell>
          <table:table-cell table:style-name="ce49" office:value-type="string" calcext:value-type="string">
            <text:p><text:a xlink:href="https://twitter.com/digitalrightsPK" xlink:type="simple">https://twitter.com/digitalrightsPK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akistan</text:p>
          </table:table-cell>
          <table:table-cell table:style-name="ce10" office:value-type="string" calcext:value-type="string">
            <text:p>Media Matters For Democracy (MMfD)</text:p>
          </table:table-cell>
          <table:table-cell table:style-name="ce33" table:formula="of:=HYPERLINK(&quot;http://mediamatters.pk&quot;;&quot;http://mediamatters.pk &quot;)" office:value-type="string" office:string-value="http://mediamatters.pk" calcext:value-type="string">
            <text:p>http://mediamatters.pk</text:p>
          </table:table-cell>
          <table:table-cell table:style-name="ce49" office:value-type="string" calcext:value-type="string">
            <text:p><text:a xlink:href="https://twitter.com/mmfd_Pak" xlink:type="simple">https://twitter.com/mmfd_Pak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akistan</text:p>
          </table:table-cell>
          <table:table-cell table:style-name="ce10" office:value-type="string" calcext:value-type="string">
            <text:p>Bolo Bhi</text:p>
          </table:table-cell>
          <table:table-cell table:style-name="ce14" office:value-type="string" calcext:value-type="string">
            <text:p><text:a xlink:href="http://bolobhi.org/" xlink:type="simple">http://bolobhi.org/</text:a></text:p>
          </table:table-cell>
          <table:table-cell table:style-name="ce49" office:value-type="string" calcext:value-type="string">
            <text:p><text:a xlink:href="https://twitter.com/bolobhi" xlink:type="simple">https://twitter.com/bolobhi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anama</text:p>
          </table:table-cell>
          <table:table-cell table:style-name="ce10" office:value-type="string" calcext:value-type="string">
            <text:p>IPANDETEC</text:p>
          </table:table-cell>
          <table:table-cell table:style-name="ce14" office:value-type="string" calcext:value-type="string">
            <text:p><text:a xlink:href="http://www.ipandetec.org/" xlink:type="simple">http://www.ipandetec.org/</text:a></text:p>
          </table:table-cell>
          <table:table-cell table:style-name="ce49" office:value-type="string" calcext:value-type="string">
            <text:p><text:a xlink:href="https://twitter.com/ipandetec" xlink:type="simple">https://twitter.com/ipandetec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araguay</text:p>
          </table:table-cell>
          <table:table-cell table:style-name="ce10" office:value-type="string" calcext:value-type="string">
            <text:p>Tecnología, Educación, Desarrollo, Investigación y Comunicación (TEDIC)</text:p>
          </table:table-cell>
          <table:table-cell table:style-name="ce34" table:formula="of:=HYPERLINK(&quot;http://tedic.org/&quot;;&quot;http://tedic.org/ &quot;)" office:value-type="string" office:string-value="http://tedic.org/" calcext:value-type="string">
            <text:p>http://tedic.org/</text:p>
          </table:table-cell>
          <table:table-cell table:style-name="ce49" office:value-type="string" calcext:value-type="string">
            <text:p><text:a xlink:href="https://twitter.com/TEDICpy" xlink:type="simple">https://twitter.com/TEDICpy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eru</text:p>
          </table:table-cell>
          <table:table-cell table:style-name="ce10" office:value-type="string" calcext:value-type="string">
            <text:p>Hiperderecho</text:p>
          </table:table-cell>
          <table:table-cell table:style-name="ce35" table:formula="of:=HYPERLINK(&quot;http://www.hiperderecho.org/&quot;;&quot;http://www.hiperderecho.org/ &quot;)" office:value-type="string" office:string-value="http://www.hiperderecho.org/" calcext:value-type="string">
            <text:p>http://www.hiperderecho.org/</text:p>
          </table:table-cell>
          <table:table-cell table:style-name="ce49" office:value-type="string" calcext:value-type="string">
            <text:p><text:a xlink:href="https://twitter.com/Hiperderecho" xlink:type="simple">https://twitter.com/Hiperderecho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land</text:p>
          </table:table-cell>
          <table:table-cell table:style-name="ce10" office:value-type="string" calcext:value-type="string">
            <text:p>Fundacja Nowoczesna Polska (Modern Poland Foundation)</text:p>
          </table:table-cell>
          <table:table-cell table:style-name="ce36" table:formula="of:=HYPERLINK(&quot;https://nowoczesnapolska.org.pl/&quot;;&quot;https://nowoczesnapolska.org.pl/  &quot;)" office:value-type="string" office:string-value="https://nowoczesnapolska.org.pl/" calcext:value-type="string">
            <text:p>https://nowoczesnapolska.org.pl/</text:p>
          </table:table-cell>
          <table:table-cell table:style-name="ce50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omania</text:p>
          </table:table-cell>
          <table:table-cell table:style-name="ce9" office:value-type="string" calcext:value-type="string">
            <text:p>Asociația pentru Tehnologie și Internet - ApTI</text:p>
          </table:table-cell>
          <table:table-cell table:style-name="ce37" table:formula="of:=HYPERLINK(&quot;http://www.apti.ro&quot;;&quot;http://www.apti.ro&quot;)" office:value-type="string" office:string-value="http://www.apti.ro" calcext:value-type="string">
            <text:p>http://www.apti.ro</text:p>
          </table:table-cell>
          <table:table-cell table:style-name="ce13" office:value-type="string" calcext:value-type="string">
            <text:p><text:a xlink:href="https://twitter.com/Apti_Ro" xlink:type="simple">https://twitter.com/Apti_Ro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outh Africa</text:p>
          </table:table-cell>
          <table:table-cell table:style-name="ce10" office:value-type="string" calcext:value-type="string">
            <text:p>Freedom of Expression Institute</text:p>
          </table:table-cell>
          <table:table-cell table:style-name="ce38" table:formula="of:=HYPERLINK(&quot;http://fxi.org.za/home/&quot;;&quot;http://fxi.org.za/home/ &quot;)" office:value-type="string" office:string-value="http://fxi.org.za/home/" calcext:value-type="string">
            <text:p>http://fxi.org.za/home/</text:p>
          </table:table-cell>
          <table:table-cell table:style-name="ce49" office:value-type="string" calcext:value-type="string">
            <text:p><text:a xlink:href="https://twitter.com/FXISouthAfrica" xlink:type="simple">https://twitter.com/FXISouthAfrica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outh Africa</text:p>
          </table:table-cell>
          <table:table-cell table:style-name="ce11" office:value-type="string" calcext:value-type="string">
            <text:p>Right2Know</text:p>
          </table:table-cell>
          <table:table-cell table:style-name="ce23" office:value-type="string" calcext:value-type="string">
            <text:p><text:a xlink:href="http://www.r2k.org.za/" xlink:type="simple">http://www.r2k.org.za/</text:a></text:p>
          </table:table-cell>
          <table:table-cell table:style-name="ce23" office:value-type="string" calcext:value-type="string">
            <text:p><text:a xlink:href="https://twitter.com/r2kcampaign" xlink:type="simple">https://twitter.com/r2kcampaign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outh Africa</text:p>
          </table:table-cell>
          <table:table-cell table:style-name="ce10" office:value-type="string" calcext:value-type="string">
            <text:p>Siyafunda Community Technology Centre</text:p>
          </table:table-cell>
          <table:table-cell table:style-name="ce39" table:formula="of:=HYPERLINK(&quot;http://www.siyafundactc.org.za&quot;;&quot;http://www.siyafundactc.org.za &quot;)" office:value-type="string" office:string-value="http://www.siyafundactc.org.za" calcext:value-type="string">
            <text:p>http://www.siyafundactc.org.za</text:p>
          </table:table-cell>
          <table:table-cell table:style-name="ce51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pain</text:p>
          </table:table-cell>
          <table:table-cell table:style-name="ce10" office:value-type="string" calcext:value-type="string">
            <text:p>Xnet</text:p>
          </table:table-cell>
          <table:table-cell table:style-name="ce14" office:value-type="string" calcext:value-type="string">
            <text:p><text:a xlink:href="https://xnet-x.net/" xlink:type="simple">https://xnet-x.net/</text:a></text:p>
          </table:table-cell>
          <table:table-cell table:style-name="ce49" office:value-type="string" calcext:value-type="string">
            <text:p><text:a xlink:href="https://twitter.com/x_net_" xlink:type="simple">https://twitter.com/x_net_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witzerland</text:p>
          </table:table-cell>
          <table:table-cell table:style-name="ce10" office:value-type="string" calcext:value-type="string">
            <text:p>ICT4Peace Foundation</text:p>
          </table:table-cell>
          <table:table-cell table:style-name="ce14" office:value-type="string" calcext:value-type="string">
            <text:p><text:a xlink:href="http://ict4peace.org/" xlink:type="simple">http://ict4peace.org/</text:a></text:p>
          </table:table-cell>
          <table:table-cell table:style-name="ce49" office:value-type="string" calcext:value-type="string">
            <text:p><text:a xlink:href="https://twitter.com/ict4peace" xlink:type="simple">https://twitter.com/ict4peace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rinidad &amp; Tobago</text:p>
          </table:table-cell>
          <table:table-cell table:style-name="ce10" office:value-type="string" calcext:value-type="string">
            <text:p>Technology4agri (Tech4agri)</text:p>
          </table:table-cell>
          <table:table-cell table:style-name="ce40" table:formula="of:=HYPERLINK(&quot;http://tech4agri.com/&quot;;&quot;http://tech4agri.com/ &quot;)" office:value-type="string" office:string-value="http://tech4agri.com/" calcext:value-type="string">
            <text:p>http://tech4agri.com/</text:p>
          </table:table-cell>
          <table:table-cell table:style-name="ce49" office:value-type="string" calcext:value-type="string">
            <text:p><text:a xlink:href="https://twitter.com/tech4agri" xlink:type="simple">https://twitter.com/tech4agri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Uganda</text:p>
          </table:table-cell>
          <table:table-cell table:style-name="ce10" office:value-type="string" calcext:value-type="string">
            <text:p>Collaboration on International ICT Policy in East and Southern Africa (CIPESA)</text:p>
          </table:table-cell>
          <table:table-cell table:style-name="ce41" table:formula="of:=HYPERLINK(&quot;http://www.cipesa.org/&quot;;&quot;http://www.cipesa.org/ &quot;)" office:value-type="string" office:string-value="http://www.cipesa.org/" calcext:value-type="string">
            <text:p>http://www.cipesa.org/</text:p>
          </table:table-cell>
          <table:table-cell table:style-name="ce23" office:value-type="string" calcext:value-type="string">
            <text:p><text:a xlink:href="https://twitter.com/cipesaug" xlink:type="simple">https://twitter.com/cipesaug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Uganda</text:p>
          </table:table-cell>
          <table:table-cell table:style-name="ce10" office:value-type="string" calcext:value-type="string">
            <text:p>Communication without Borders</text:p>
          </table:table-cell>
          <table:table-cell table:style-name="ce42" table:formula="of:=HYPERLINK(&quot;http://communicationwithoutborders.wordpress.com&quot;;&quot;http://communicationwithoutborders.wordpress.com&quot;)" office:value-type="string" office:string-value="http://communicationwithoutborders.wordpress.com" calcext:value-type="string">
            <text:p>http://communicationwithoutborders.wordpress.com</text:p>
          </table:table-cell>
          <table:table-cell table:style-name="ce52" office:value-type="string" calcext:value-type="string">
            <text:p><text:a xlink:href="https://twitter.com/communicationwb" xlink:type="simple">https://twitter.com/communicationwb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Uganda</text:p>
          </table:table-cell>
          <table:table-cell table:style-name="ce10" office:value-type="string" calcext:value-type="string">
            <text:p>i-Freedom Uganda Network</text:p>
          </table:table-cell>
          <table:table-cell table:style-name="ce43" table:formula="of:=HYPERLINK(&quot;http://www.ifreedomuganda.net/&quot;;&quot;http://www.ifreedomuganda.net/ &quot;)" office:value-type="string" office:string-value="http://www.ifreedomuganda.net/" calcext:value-type="string">
            <text:p>http://www.ifreedomuganda.net/</text:p>
          </table:table-cell>
          <table:table-cell table:style-name="ce49" office:value-type="string" calcext:value-type="string">
            <text:p><text:a xlink:href="https://twitter.com/ifreedomUganda" xlink:type="simple">https://twitter.com/ifreedomUganda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Uganda</text:p>
          </table:table-cell>
          <table:table-cell table:style-name="ce10" office:value-type="string" calcext:value-type="string">
            <text:p>ILICIT Africa (Integrating Livelihoods thru Communication Information Technology for Africa)</text:p>
          </table:table-cell>
          <table:table-cell table:style-name="ce44" table:formula="of:=HYPERLINK(&quot;http://i-africa.net/&quot;;&quot;http://i-africa.net/ &quot;)" office:value-type="string" office:string-value="http://i-africa.net/" calcext:value-type="string">
            <text:p>http://i-africa.net/</text:p>
          </table:table-cell>
          <table:table-cell table:style-name="ce50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ganda</text:p>
          </table:table-cell>
          <table:table-cell table:style-name="ce11" office:value-type="string" calcext:value-type="string">
            <text:p>OpenNet Africa</text:p>
          </table:table-cell>
          <table:table-cell table:style-name="ce23" office:value-type="string" calcext:value-type="string">
            <text:p><text:a xlink:href="http://www.opennetafrica.org/" xlink:type="simple">http://www.opennetafrica.org/</text:a></text:p>
          </table:table-cell>
          <table:table-cell table:style-name="ce23" office:value-type="string" calcext:value-type="string">
            <text:p><text:a xlink:href="https://twitter.com/OpenNetAfrica" xlink:type="simple">https://twitter.com/OpenNetAfrica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Uganda</text:p>
          </table:table-cell>
          <table:table-cell table:style-name="ce10" office:value-type="string" calcext:value-type="string">
            <text:p>The Unwanted Witness Uganda</text:p>
          </table:table-cell>
          <table:table-cell table:style-name="ce45" table:formula="of:=HYPERLINK(&quot;https://unwantedwitness.or.ug&quot;;&quot;https://unwantedwitness.or.ug &quot;)" office:value-type="string" office:string-value="https://unwantedwitness.or.ug" calcext:value-type="string">
            <text:p>https://unwantedwitness.or.ug</text:p>
          </table:table-cell>
          <table:table-cell table:style-name="ce49" office:value-type="string" calcext:value-type="string">
            <text:p><text:a xlink:href="https://twitter.com/unwantedwitness" xlink:type="simple">https://twitter.com/unwantedwitnes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Uganda</text:p>
          </table:table-cell>
          <table:table-cell table:style-name="ce10" office:value-type="string" calcext:value-type="string">
            <text:p>Women of Uganda Network (WOUGNET)</text:p>
          </table:table-cell>
          <table:table-cell table:style-name="ce46" table:formula="of:=HYPERLINK(&quot;http://wougnet.org/&quot;;&quot;http://wougnet.org/ &quot;)" office:value-type="string" office:string-value="http://wougnet.org/" calcext:value-type="string">
            <text:p>http://wougnet.org/</text:p>
          </table:table-cell>
          <table:table-cell table:style-name="ce49" office:value-type="string" calcext:value-type="string">
            <text:p><text:a xlink:href="https://twitter.com/wougnet" xlink:type="simple">https://twitter.com/wougnet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nited Kingdom</text:p>
          </table:table-cell>
          <table:table-cell table:style-name="ce11" office:value-type="string" calcext:value-type="string">
            <text:p>Dot Everyone</text:p>
          </table:table-cell>
          <table:table-cell table:style-name="ce23" office:value-type="string" calcext:value-type="string">
            <text:p><text:a xlink:href="https://doteveryone.org.uk/" xlink:type="simple">https://doteveryone.org.uk/</text:a></text:p>
          </table:table-cell>
          <table:table-cell table:style-name="ce23" office:value-type="string" calcext:value-type="string">
            <text:p><text:a xlink:href="https://twitter.com/doteveryoneuk" xlink:type="simple">https://twitter.com/doteveryoneuk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nited Kingdom</text:p>
          </table:table-cell>
          <table:table-cell table:style-name="ce11" office:value-type="string" calcext:value-type="string">
            <text:p>Global Partners Digital</text:p>
          </table:table-cell>
          <table:table-cell table:style-name="ce23" office:value-type="string" calcext:value-type="string">
            <text:p><text:a xlink:href="https://www.gp-digital.org/" xlink:type="simple">https://www.gp-digital.org/</text:a></text:p>
          </table:table-cell>
          <table:table-cell table:style-name="ce23" office:value-type="string" calcext:value-type="string">
            <text:p><text:a xlink:href="https://twitter.com/globalpartnersd" xlink:type="simple">https://twitter.com/globalpartnersd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nited Kingdom</text:p>
          </table:table-cell>
          <table:table-cell table:style-name="ce11" office:value-type="string" calcext:value-type="string">
            <text:p>Open Rights Group</text:p>
          </table:table-cell>
          <table:table-cell table:style-name="ce23" office:value-type="string" calcext:value-type="string">
            <text:p><text:a xlink:href="https://www.openrightsgroup.org/" xlink:type="simple">https://www.openrightsgroup.org/</text:a></text:p>
          </table:table-cell>
          <table:table-cell table:style-name="ce23" office:value-type="string" calcext:value-type="string">
            <text:p><text:a xlink:href="https://twitter.com/openrightsgroup" xlink:type="simple">https://twitter.com/openrightsgroup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nited Kingdom</text:p>
          </table:table-cell>
          <table:table-cell table:style-name="ce11" office:value-type="string" calcext:value-type="string">
            <text:p>Privacy International</text:p>
          </table:table-cell>
          <table:table-cell table:style-name="ce23" office:value-type="string" calcext:value-type="string">
            <text:p><text:a xlink:href="https://www.privacyinternational.org/" xlink:type="simple">https://www.privacyinternational.org/</text:a></text:p>
          </table:table-cell>
          <table:table-cell table:style-name="ce23" office:value-type="string" calcext:value-type="string">
            <text:p><text:a xlink:href="https://twitter.com/privacyint" xlink:type="simple">https://twitter.com/privacyint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nited States</text:p>
          </table:table-cell>
          <table:table-cell table:style-name="ce11" office:value-type="string" calcext:value-type="string">
            <text:p>Center for democracy and technology</text:p>
          </table:table-cell>
          <table:table-cell table:style-name="ce23" office:value-type="string" calcext:value-type="string">
            <text:p><text:a xlink:href="https://cdt.org/" xlink:type="simple">https://cdt.org/</text:a></text:p>
          </table:table-cell>
          <table:table-cell table:style-name="ce23" office:value-type="string" calcext:value-type="string">
            <text:p><text:a xlink:href="https://twitter.com/CenDemTech" xlink:type="simple">https://twitter.com/CenDemTech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nited States</text:p>
          </table:table-cell>
          <table:table-cell table:style-name="ce11" office:value-type="string" calcext:value-type="string">
            <text:p>Digital Society Foundation</text:p>
          </table:table-cell>
          <table:table-cell table:style-name="ce23" office:value-type="string" calcext:value-type="string">
            <text:p><text:a xlink:href="http://www.digitalsocietyfoundation.org/" xlink:type="simple">http://www.digitalsocietyfoundation.org/</text:a></text:p>
          </table:table-cell>
          <table:table-cell table:style-name="ce53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United States</text:p>
          </table:table-cell>
          <table:table-cell table:style-name="ce9" office:value-type="string" calcext:value-type="string">
            <text:p>EFF - Electronic Frontier Foundation</text:p>
          </table:table-cell>
          <table:table-cell table:style-name="ce13" office:value-type="string" calcext:value-type="string">
            <text:p><text:a xlink:href="http://www.eff.org" xlink:type="simple">www.eff.org</text:a></text:p>
          </table:table-cell>
          <table:table-cell table:style-name="ce23" office:value-type="string" calcext:value-type="string">
            <text:p><text:a xlink:href="https://twitter.com/eff" xlink:type="simple">https://twitter.com/eff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United States</text:p>
          </table:table-cell>
          <table:table-cell table:style-name="ce9" office:value-type="string" calcext:value-type="string">
            <text:p>Freepress</text:p>
          </table:table-cell>
          <table:table-cell table:style-name="ce13" office:value-type="string" calcext:value-type="string">
            <text:p><text:a xlink:href="http://www.freepress.net/" xlink:type="simple">http://www.freepress.net/</text:a></text:p>
          </table:table-cell>
          <table:table-cell table:style-name="ce23" office:value-type="string" calcext:value-type="string">
            <text:p><text:a xlink:href="https://twitter.com/freepress" xlink:type="simple">https://twitter.com/freepress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United States</text:p>
          </table:table-cell>
          <table:table-cell table:style-name="ce9" office:value-type="string" calcext:value-type="string">
            <text:p>Public Knowledge</text:p>
          </table:table-cell>
          <table:table-cell table:style-name="ce13" office:value-type="string" calcext:value-type="string">
            <text:p><text:a xlink:href="https://www.publicknowledge.org/" xlink:type="simple">https://www.publicknowledge.org/</text:a></text:p>
          </table:table-cell>
          <table:table-cell table:style-name="ce23" office:value-type="string" calcext:value-type="string">
            <text:p><text:a xlink:href="https://twitter.com/publicknowledge" xlink:type="simple">https://twitter.com/publicknowledge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nited States</text:p>
          </table:table-cell>
          <table:table-cell table:style-name="ce11" office:value-type="string" calcext:value-type="string">
            <text:p>Ranking Digital Rights</text:p>
          </table:table-cell>
          <table:table-cell table:style-name="ce23" office:value-type="string" calcext:value-type="string">
            <text:p><text:a xlink:href="https://rankingdigitalrights.org/" xlink:type="simple">https://rankingdigitalrights.org/</text:a></text:p>
          </table:table-cell>
          <table:table-cell table:style-name="ce23" office:value-type="string" calcext:value-type="string">
            <text:p><text:a xlink:href="https://twitter.com/rankingrights" xlink:type="simple">https://twitter.com/rankingrights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nited States</text:p>
          </table:table-cell>
          <table:table-cell table:style-name="ce11" office:value-type="string" calcext:value-type="string">
            <text:p>Telecentre Foundation</text:p>
          </table:table-cell>
          <table:table-cell table:style-name="ce23" office:value-type="string" calcext:value-type="string">
            <text:p><text:a xlink:href="http://www.telecentre.org/" xlink:type="simple">http://www.telecentre.org/</text:a></text:p>
          </table:table-cell>
          <table:table-cell table:style-name="ce23" office:value-type="string" calcext:value-type="string">
            <text:p><text:a xlink:href="https://twitter.com/telecentreorg" xlink:type="simple">https://twitter.com/telecentreorg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United States</text:p>
          </table:table-cell>
          <table:table-cell table:style-name="ce10" office:value-type="string" calcext:value-type="string">
            <text:p>The Calyx Institute</text:p>
          </table:table-cell>
          <table:table-cell table:style-name="ce47" table:formula="of:=HYPERLINK(&quot;https://www.calyxinstitute.org&quot;;&quot;https://www.calyxinstitute.org&quot;)" office:value-type="string" office:string-value="https://www.calyxinstitute.org" calcext:value-type="string">
            <text:p>https://www.calyxinstitute.org</text:p>
          </table:table-cell>
          <table:table-cell table:style-name="ce49" office:value-type="string" calcext:value-type="string">
            <text:p><text:a xlink:href="https://twitter.com/calyxinstitute" xlink:type="simple">https://twitter.com/calyxinstitute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United States</text:p>
          </table:table-cell>
          <table:table-cell table:style-name="ce10" office:value-type="string" calcext:value-type="string">
            <text:p>Open Media</text:p>
          </table:table-cell>
          <table:table-cell table:style-name="ce14" office:value-type="string" calcext:value-type="string">
            <text:p><text:a xlink:href="https://openmedia.org/en/int" xlink:type="simple">https://openmedia.org/en/int</text:a></text:p>
          </table:table-cell>
          <table:table-cell table:style-name="ce49" office:value-type="string" calcext:value-type="string">
            <text:p><text:a xlink:href="https://twitter.com/openmediaorg" xlink:type="simple">https://twitter.com/openmediaorg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Venezuela</text:p>
          </table:table-cell>
          <table:table-cell table:style-name="ce10" office:value-type="string" calcext:value-type="string">
            <text:p>Acceso Libre</text:p>
          </table:table-cell>
          <table:table-cell table:style-name="ce48" table:formula="of:=HYPERLINK(&quot;http://www.accesolibre.org.ve&quot;;&quot;www.accesolibre.org.ve &quot;)" office:value-type="string" office:string-value="www.accesolibre.org.ve" calcext:value-type="string">
            <text:p>www.accesolibre.org.ve</text:p>
          </table:table-cell>
          <table:table-cell table:style-name="ce49" office:value-type="string" calcext:value-type="string">
            <text:p><text:a xlink:href="https://twitter.com/accesolibrered" xlink:type="simple">https://twitter.com/accesolibrered</text:a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est Africa </text:p>
          </table:table-cell>
          <table:table-cell table:style-name="ce11" office:value-type="string" calcext:value-type="string">
            <text:p>Media Foundation for West Africa </text:p>
          </table:table-cell>
          <table:table-cell table:style-name="ce23" office:value-type="string" calcext:value-type="string">
            <text:p><text:a xlink:href="http://www.mfwa.org/" xlink:type="simple">http://www.mfwa.org/</text:a></text:p>
          </table:table-cell>
          <table:table-cell table:style-name="ce23" office:value-type="string" calcext:value-type="string">
            <text:p><text:a xlink:href="https://twitter.com/themfwa" xlink:type="simple">https://twitter.com/themfwa</text:a></text:p>
          </table:table-cell>
          <table:table-cell table:number-columns-repeated="1020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1.$A$1" table:cell-range-address="$Sheet1.$A$3:.$Z$98"/>
        </table:named-expressions>
      </table:table>
      <table:named-expressions/>
      <table:database-ranges>
        <table:database-range table:name="__Anonymous_Sheet_DB__0" table:target-range-address="Sheet1.A3:Sheet1.Z9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3" meta:object-count="0"/>
    <meta:generator>LibreOfficeDev/5.1.0.3$Linux_X86_64 LibreOffice_project/</meta:generator>
  </office:meta>
</office:document-meta>
</file>